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4150000025782A76D691F16F856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draw:style-name="gr1" draw:text-style-name="P1" draw:layer="layout" svg:width="16.268cm" svg:height="9.325cm" svg:x="5.215cm" svg:y="4.705cm">
          <draw:image xlink:href="Pictures/10000001000004150000025782A76D691F16F85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3T21:27:29.767000000</meta:creation-date>
    <dc:date>2023-08-03T21:45:28.921000000</dc:date>
    <meta:editing-duration>PT18M1S</meta:editing-duration>
    <meta:editing-cycles>1</meta:editing-cycles>
    <meta:document-statistic meta:object-count="25"/>
    <meta:generator>LibreOffice/7.5.5.2$Windows_X86_64 LibreOffice_project/ca8fe7424262805f223b9a2334bc7181abbcbf5e</meta:generator>
  </office:meta>
</office:document-meta>
</file>